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P24" style:family="paragraph" style:parent-style-name="Preformatted_20_Text">
      <style:paragraph-properties fo:margin-left="0.75in" fo:margin-right="0in" fo:text-indent="0in" style:auto-text-indent="false"/>
      <style:text-properties fo:language="zxx" fo:country="none" style:language-asian="zxx" style:country-asian="none" style:language-complex="zxx" style:country-complex="none"/>
    </style:style>
    <style:style style:name="P25" style:family="paragraph" style:parent-style-name="Preformatted_20_Text">
      <style:paragraph-properties fo:margin-left="1in" fo:margin-right="0in" fo:text-indent="0in" style:auto-text-indent="false"/>
      <style:text-properties fo:language="zxx" fo:country="none" style:language-asian="zxx" style:country-asian="none" style:language-complex="zxx" style:country-complex="none"/>
    </style:style>
    <style:style style:name="P26" style:family="paragraph" style:parent-style-name="Preformatted_20_Text">
      <style:paragraph-properties fo:margin-left="0.25in" fo:margin-right="0in" fo:text-indent="0in" style:auto-text-indent="false"/>
      <style:text-properties fo:language="zxx" fo:country="none" style:language-asian="zxx" style:country-asian="none" style:language-complex="zxx" style:country-complex="none"/>
    </style:style>
    <style:style style:name="P27" style:family="paragraph" style:parent-style-name="Preformatted_20_Text">
      <style:paragraph-properties fo:margin-left="1.5in" fo:margin-right="0in" fo:text-indent="0in" style:auto-text-indent="false"/>
      <style:text-properties fo:language="zxx" fo:country="none" style:language-asian="zxx" style:country-asian="none" style:language-complex="zxx" style:country-complex="none"/>
    </style:style>
    <style:style style:name="P28" style:family="paragraph" style:parent-style-name="Preformatted_20_Text">
      <style:paragraph-properties fo:margin-left="1.25in" fo:margin-right="0in" fo:text-indent="0in" style:auto-text-indent="false"/>
      <style:text-properties fo:language="zxx" fo:country="none" style:language-asian="zxx" style:country-asian="none" style:language-complex="zxx" style:country-complex="none"/>
    </style:style>
    <style:style style:name="P29" style:family="paragraph" style:parent-style-name="Heading_20_3">
      <style:text-properties fo:font-style="normal" style:font-style-asian="normal" style:font-style-complex="normal"/>
    </style:style>
    <style:style style:name="P30" style:family="paragraph" style:parent-style-name="OutlineNothing" style:list-style-name=""/>
    <style:style style:name="P31" style:family="paragraph" style:parent-style-name="OutlineNothing" style:list-style-name="">
      <style:paragraph-properties fo:margin-left="0in" fo:margin-right="0in" fo:text-indent="0in" style:auto-text-indent="fals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text-properties fo:language="zxx" fo:country="none" style:language-asian="zxx" style:country-asian="none" style:language-complex="zxx" style:country-complex="none"/>
    </style:style>
    <style:style style:name="P3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file:///C:/C:/Users/kriegmani/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C:/C:/Users/kriegmani/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 Do</text:h>
      <text:list xml:id="list30150501" text:style-name="L1">
        <text:list-item>
          <text:p text:style-name="P32">debug versions mode</text:p>
        </text:list-item>
        <text:list-item>
          <text:p text:style-name="P32">figure out probabilities problem and keep working on scoring</text:p>
        </text:list-item>
        <text:list-item>
          <text:p text:style-name="P32">follow up on setting up a meeting with Peter Koelner or whatever his name is in the philosophy dept.</text:p>
        </text:list-item>
      </text:list>
      <text:h text:style-name="Heading_20_2" text:outline-level="2">Versions Mode Changes</text:h>
      <text:p text:style-name="Text_20_body">Here are some changes to versions mode that seem to relate to each other:</text:p>
      <text:list xml:id="list30170917" text:style-name="L2">
        <text:list-item>
          <text:p text:style-name="P33">make links update their color based on whether they are still links at any given time</text:p>
        </text:list-item>
        <text:list-item>
          <text:p text:style-name="P33">only show the changes in the change list for links during the duration of their existence in the tree</text:p>
        </text:list-item>
        <text:list-item>
          <text:p text:style-name="P33">make negated links show up properly as you open them</text:p>
        </text:list-item>
        <text:list-item>
          <text:p text:style-name="P33">[implement reversions?]</text:p>
        </text:list-item>
      </text:list>
      <text:p text:style-name="Text_20_body">These seem to be related because, they all have to do with links, and it seems the current system has a shortcoming having to do with links. <text:s/>Basically the same proposition can be added and removed from an argument multiple times, once, possibly negated, once not. <text:s/>Simultaneously, deleted nodes are stored by ID on the client, and the function for retrieving nodes on the server works by ID too. <text:s/>This means that currently there is no way to store multiple versions of the same node (for instance if a node is negated on one occasion and not on another).</text:p>
      <text:p text:style-name="Text_20_body">This issue might also come up when I implement reversions someday, because a node could be deleted, and that deletion could be reverted, and that reversion could perhaps be reverted, and so on. <text:s/>This could result in the same node being added multiple times.</text:p>
      <text:p text:style-name="Text_20_body">Perhaps the easiest way to deal with this is just to store potentially differing information in the supplemental maps that the client builds while moving backwards in time and uses while moving forwards in time. <text:s/>Those maps are keyed by date of change.</text:p>
      <text:p text:style-name="Text_20_body">That seems like it should work for negation. <text:s/>As long as the changes have all the info we need to move back in time, we should be able to generate the info we need to move forward in time again on the fly.</text:p>
      <text:p text:style-name="Text_20_body">If we move backwards past the addition of a negated prop, we store the negation info in a supplemental map. <text:s/>I just have to make sure to restore the negation info whenever a prop is re-added to the tree, whether for undoing a deletion or redoing an addition, because the prop might have been previously added with a different negation status.</text:p>
      <text:p text:style-name="Text_20_body">I think this should work for reversions too.</text:p>
      <text:p text:style-name="Text_20_body">[see trimming link history below]</text:p>
      <text:p text:style-name="Text_20_body">So I've decided provisionally on two things: (1) handle negations in supplemental maps and update negation info whenever a prop is appended to the tree; (2) send entire link history to client and have the client filter it for the relevant parts.</text:p>
      <text:p text:style-name="Text_20_body">I'm on a role so maybe I should make another provisional implementation decision now. <text:s/>Color updates? <text:s/>Since the server is filtering through all the changes anyway, just pick up the changes that would result in a change of color. <text:s/>An unlinking when linkCount = 2, or a linking when linkCount = 1. <text:s/>Just have to make linkCount is loaded into the change on both linking and unlinking. <text:s/>The client just needs to be able to process those events as color changes.</text:p>
      <text:h text:style-name="Heading_20_3" text:outline-level="3">Trimming link history</text:h>
      <text:p text:style-name="Text_20_body">What about showing changes for link only during their existence in the tree. <text:s/>Actually I don't think this is going to be too much of an issue either. <text:s/>Multiple additions/deletion of the same prop from an argument, at this point should be loaded up all at once, so when the server is compiling the change list it can just compile it with changes for the right period. <text:s/>But what about a link that exists for different durations in different parts of the tree? <text:s/>And what happens when I implement incremental fetching of history (first looking at week back, and then loading another week if the user wishes, etc.)--then I'll have to have a way to merge the history of the link. <text:s/>Maybe it makes more sense for the server to send the entire history of the link and for the client to merely filter out the irrelevant parts. <text:s/>This seems easier. <text:s/>In the long run this might not make so much sense because the link could have quite a bit of history that is irrelevant to the tree that the server is sending over. <text:s/>But hopefully a much better programmer than me will be dealing with the long run. <text:s/>:-).</text:p>
      <text:p text:style-name="Text_20_body">There is still quite a bit more to figure out in this regard, especially how will the client do the filtering. <text:s/>And remember the filter isn't just necessary for the link node itself, but for the entire subtree under the link node. <text:s/>So for visible links the client needs to figure out all the periods that the link is part of the tree... actually strike that. <text:s/>If the link is removed and then re-added but there have been changes to it in the meantime, the changes must be made to the ViewProp, while it is deleted! <text:s/>Otherwise I need to have two copies of the link, each with the link as it was when added to the tree, which I currently don't do. <text:s/>So all the link's changes <text:span text:style-name="T2">need</text:span> to be on the client, and processed (though the current lazy processing of changes of closed branches might be reusable here—but it is slightly different, there the lazy processing is happening on closed branches, but here the lazy processing would be happening on deleted branches...hmmm...), but some of them need to be hidden from view, so they don't clutter up the clients understanding of what is going on.</text:p>
      <text:p text:style-name="Text_20_body">Hmmm... there is something that I don't seem to understand. <text:s/>Somehow the way things are currently setup if you add a link to node A, remove it, change the link in a different tree, then add it back to node A, and then browse the version history, somehow the version history gets it right... <text:s/>When the link is added back it is added back with the changes... so the versioning system is apply the changes?</text:p>
      <text:p text:style-name="Text_20_body">OK, what is going on is that the timeMachineMap is a multimap with ViewChanges which is a pair of a ViewNode and a Change object. <text:s/>So it processes all the changes associated with each ViewChange regardless of whether the ViewChange is currently in the tree. <text:s/>(However if the ViewNode is closed its subtree is removed from the timeMachineMap, and when it is reopened those changes need to be replayed...)</text:p>
      <text:p text:style-name="Text_20_body">So I think what needs to happen is simply that a link node hides all its changes and the changes in its subtree during times that it is not attached to the tree. <text:s/>The link/unlink changes are stored in the link node's parent argument. <text:s/>So at some point in the code we need to analyze the parent argument to come up with a list of dates that the link node is a child, and then we need to walk through the link's subtree and hide all the changes that do not happen within those dates. <text:s/>I guess this could be done when the tree is first setup at the very beginning. <text:s/>However, the tree hides/unhides changes as someone opens and closes parts of the tree, so if we only do it when the tree is first setup, it might be undone as someone opens and closed parts of the tree. <text:s/>So we need to have a separate variable, like linkHidden that indicates that a change should never be visible regardless of whether the branch is open or closed...</text:p>
      <text:h text:style-name="Heading_20_2" text:outline-level="2">Reversions</text:h>
      <text:p text:style-name="Text_20_body">I'm having a hard time coming up with a good approach for this. <text:s/>I think I've decided that a reversion of a deletion should restore the actual deleted node (with the same ID) rather than create a new node. <text:s/>This is because when a vandal comes by and deletes a node we don't want to lose all the ratings after we restore. <text:s/>There are probably some other good reasons to do it that way too...</text:p>
      <text:p text:style-name="Text_20_body">So to really come up with a good approach I think I need to think through different situations.</text:p>
      <text:list xml:id="list30144169" text:style-name="L3">
        <text:list-item>
          <text:p text:style-name="P34">Reversion of deletion</text:p>
          <text:list>
            <text:list-item>
              <text:p text:style-name="P34">I guess the issue here is what the UI is for batch reverting the deletion of a subtree.</text:p>
            </text:list-item>
          </text:list>
        </text:list-item>
        <text:list-item>
          <text:p text:style-name="P34">Reversion of a unlinking</text:p>
          <text:list>
            <text:list-item>
              <text:p text:style-name="P34">There can potentially be conflicting changes made in the interim; for instance a node can unlinked and someone can link to the negation. <text:s/>If we revert the unlinking without reverting the negated linking that will cause the tree to be in an inconsistent state. <text:s/>Not sure how important that is...</text:p>
            </text:list-item>
          </text:list>
        </text:list-item>
        <text:list-item>
          <text:p text:style-name="P34">reversion of addition</text:p>
          <text:list>
            <text:list-item>
              <text:p text:style-name="P34">This is the hard one. <text:s/>But maybe not. <text:s/>What seems hard is that reverting an addition potentially requires reverting a tree of additions underneath it, as well as modifications and so forth. <text:s/>But if the addition is really frivolous who cares? <text:s/>Does that mean the additions underneath it are frivolous as well?</text:p>
            </text:list-item>
            <text:list-item>
              <text:p text:style-name="P34">So we should just do a cascading revertion for added nodes.</text:p>
            </text:list-item>
          </text:list>
        </text:list-item>
        <text:list-item>
          <text:p text:style-name="P34">reversion of modification</text:p>
          <text:list>
            <text:list-item>
              <text:p text:style-name="P34">this seems relatively straightforward</text:p>
            </text:list-item>
          </text:list>
        </text:list-item>
        <text:list-item>
          <text:p text:style-name="P34">reversion of all changes made by a user/session</text:p>
          <text:list>
            <text:list-item>
              <text:p text:style-name="P34">issue here is just creating a good user interface so that innocent/productive changes are reverted in the process. <text:s/>But as long as there is a way to undo a reversion a guess it doesn't matter too much. <text:s/>If innocent changes are reverted, the reversion can be reverted.</text:p>
            </text:list-item>
          </text:list>
        </text:list-item>
        <text:list-item>
          <text:p text:style-name="P34">other batch reversions</text:p>
        </text:list-item>
        <text:list-item>
          <text:p text:style-name="P34">reverting reversions</text:p>
        </text:list-item>
      </text:list>
      <text:p text:style-name="Text_20_body">Should it be possible to revert a cascading reversion all at once? <text:s/>To do that we would need a way to mark reversions as part of a group.</text:p>
      <text:p text:style-name="Text_20_body">I guess a lot of the issue here seems to be how to design the UI so that it is easy to use, and people can see roughly what they are reverting. <text:s/>Actually, its a similar problem to making a good email notification of changes that just shows the user the change with enough context to get a sense of what its like. <text:s/>What I'm trying to say is that when reverting or scaning changes for a large number of changes, the UI needs to make it easy to understand the changes. <text:s/>A simple non-modifiable listing is probably good enough for both email updates and batch reverting.</text:p>
      <text:p text:style-name="Text_20_body">So what is the minimum functionality I need to go live? <text:s/>I think batch reverting of all of a users/sessions changes would probably be good enough. <text:s/>And even that could simply cascade revert other users changes where necessary. <text:s/>As long as I stay on top of things a vandal/spammer shouldn't be able to cause too much damage. <text:s/>And fancier reverting tools can be built up later.</text:p>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0157120" text:style-name="L4">
        <text:list-item>
          <text:p text:style-name="P35">new/deleted/change rating</text:p>
        </text:list-item>
        <text:list-item>
          <text:p text:style-name="P35">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Text_20_body"/>
      <text:p text:style-name="P21">propA (AR: 50)</text:p>
      <text:p text:style-name="P26">+ argB</text:p>
      <text:p text:style-name="P23">propE (AR: 85)</text:p>
      <text:p text:style-name="P24">+ argH</text:p>
      <text:p text:style-name="P25">propI (AR: 40)</text:p>
      <text:p text:style-name="P28">+ argX</text:p>
      <text:p text:style-name="P27">propE</text:p>
      <text:p text:style-name="P25">propJ (AR: 60)</text:p>
      <text:p text:style-name="P25">propK (AR: 55)</text:p>
      <text:p text:style-name="P24">+ argR</text:p>
      <text:p text:style-name="P25">propS (AR: 55)</text:p>
      <text:p text:style-name="P25">propT (AR: 55)</text:p>
      <text:p text:style-name="P23">propF (AR: 75)</text:p>
      <text:p text:style-name="P23">propG (AR: 90)</text:p>
      <text:p text:style-name="P26">+ argC</text:p>
      <text:p text:style-name="P23">propL (AR: 88)</text:p>
      <text:p text:style-name="P24">+ argP</text:p>
      <text:p text:style-name="P25">propI (AR: 40)</text:p>
      <text:p text:style-name="P25">propQ (AR: 34)</text:p>
      <text:p text:style-name="P23">propM (AR: 20)</text:p>
      <text:p text:style-name="P26">+ argU</text:p>
      <text:p text:style-name="P23">propV (AR: 20)</text:p>
      <text:p text:style-name="P23">propW (AR: 20)</text:p>
      <text:p text:style-name="P26">- argD</text:p>
      <text:p text:style-name="P23">propN (AR: 32)</text:p>
      <text:p text:style-name="P23">propO (AR: 42)</text:p>
      <text:p text:style-name="P23"/>
      <text:p text:style-name="P9">Lets say that propI.AR is updated. <text:s/>We do:</text:p>
      <text:list xml:id="list30162372" text:style-name="L5">
        <text:list-item>
          <text:p text:style-name="P36">rescore propE</text:p>
          <text:list>
            <text:list-item>
              <text:p text:style-name="P36">rescore argH (propI.AR * propJ.AR * propK.AR)</text:p>
            </text:list-item>
            <text:list-item>
              <text:p text:style-name="P36">rescore propE using the greater of argH.S or argR.S</text:p>
            </text:list-item>
          </text:list>
        </text:list-item>
        <text:list-item>
          <text:p text:style-name="P36">rescore propL</text:p>
        </text:list-item>
        <text:list-item>
          <text:p text:style-name="P36">rescore propA</text:p>
          <text:list>
            <text:list-item>
              <text:p text:style-name="P36">rescore argB (propE.S * propF.S * propG.S)</text:p>
              <text:list>
                <text:list-item>
                  <text:p text:style-name="P36">recursively open the highest rated pro/con args for the tree rooted at argB looking for cycles or conflicts.</text:p>
                  <text:list>
                    <text:list-item>
                      <text:p text:style-name="P36">recursively open the highest rated pro/con args for the tree root at argH looking for cycles and conflicts</text:p>
                    </text:list-item>
                  </text:list>
                </text:list-item>
              </text:list>
            </text:list-item>
            <text:list-item>
              <text:p text:style-name="P36">rescore argC (propL.S * propM.S)</text:p>
            </text:list-item>
            <text:list-item>
              <text:p text:style-name="P36">don't bother rescoring argU unless both argB.S and argC.S have fallen below argU.S</text:p>
            </text:list-item>
            <text:list-item>
              <text:p text:style-name="P36">don't bother rescoring argD</text:p>
            </text:list-item>
            <text:list-item>
              <text:p text:style-name="P36">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 given tree, call up the whole tree. <text:s/>Lets consider a really simple tree:</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
      <text:p text:style-name="P9">Chance of either argB or argD or both (making the dubious assumption, as always that propC, propG and propF are all independent variables): propC.AR * (1 – (1-propG.AR)(1-propF.AR) = chance of propC times 1 minus the chance of neither propG nor propF.</text:p>
      <text:p text:style-name="P9">What about:</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propJ (AR: 32)</text:p>
      <text:p text:style-name="P26">+ argH</text:p>
      <text:p text:style-name="P23">propC (AR: 85)</text:p>
      <text:p text:style-name="P23">propF (AR: 20)</text:p>
      <text:p text:style-name="P23">propI (AR: 45)</text:p>
      <text:p text:style-name="P18"/>
      <text:p text:style-name="Text_20_body">Chance of at least one of argB, argD or argH:</text:p>
      <text:p text:style-name="Text_20_body">What are the ways it can be correct:</text:p>
      <text:p text:style-name="P18">1. propC</text:p>
      <text:p text:style-name="P26">1. propG</text:p>
      <text:p text:style-name="P26">2. propF</text:p>
      <text:p text:style-name="P23">1. propJ</text:p>
      <text:p text:style-name="P23">2. propI</text:p>
      <text:p text:style-name="P18"/>
      <text:p text:style-name="Text_20_body">There are three ways to be correct 1.1, 1.2.1, and 1.2.2. <text:s/>Each requires propC so multiply everything by propC to get rid of that element. <text:s/>What are the chances of at least one of propG or propF? <text:s/>It is 1 – the chance of neither propG nor propF, which is 1-(1-propG)(1-propF). <text:s/>What is the chance of propF? <text:s/>1 minus chance of neither propJ nor propI which is 1-(1-propJ)(1-propI).</text:p>
      <text:p text:style-name="Text_20_body">So according to that reasoning I've got: <text:s/>propC(1-(1-propG)(1-1-(1-propJ)(1-propI)))</text:p>
      <text:p text:style-name="Text_20_body">What about:</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propJ (AR: 32)</text:p>
      <text:p text:style-name="P26">+ argH</text:p>
      <text:p text:style-name="P23">propK (AR: 85)</text:p>
      <text:p text:style-name="P23">propF (AR: 20)</text:p>
      <text:p text:style-name="P23">propI (AR: 45)</text:p>
      <text:p text:style-name="P23"/>
      <text:p text:style-name="P9">What are the ways it can be correct:</text:p>
      <text:p text:style-name="P18">1. propC</text:p>
      <text:p text:style-name="P26">1. propG</text:p>
      <text:p text:style-name="P26">2. propF &amp;&amp; propJ</text:p>
      <text:p text:style-name="P18">2. propK &amp;&amp; propF &amp;&amp; propI</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WAIT!!! <text:s/>Does this formula count con arguments positively? <text:s/>In other words does it <text:span text:style-name="T2">increase</text:span> the probability estimate of a proposition when it has stronger arguments against it? <text:s/>Make sure I'm not making a stupid mistake like that...]]]</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30147310"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30"/>
      <text:p text:style-name="P30">So the aggregate Pro Argument score of just 1 and 2 would be calculated as . . . </text:p>
      <text:p text:style-name="P31">.20 * .30 * (1 - .60 * .10 * .05 * .15 )</text:p>
      <text:p text:style-name="P31">Nope that is wrong. <text:s/>What is in the parentheses is the probability that none of Leaf 3, 4, 5, or 6 is correct but actually what I want is the probability that (at least one of 3 and 4 is wrong) and that (at least one of 5 and 6 is wrong).</text:p>
      <text:p text:style-name="P31"/>
      <text:p text:style-name="P31">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31">So the aggregate Pro Argument score of just 1 and 2 would be calculated as:</text:p>
      <text:p text:style-name="P31">.20 * .30 * ( 1 - (1 - .40 * .90) * (1 - .95 * .85) )</text:p>
      <text:p text:style-name="P31"/>
      <text:p text:style-name="P31">How do I incorporate Pro Argument 3?</text:p>
      <text:p text:style-name="P31">.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h text:style-name="Heading_20_4" text:outline-level="4">On Tuesday Dec 14, 2010</text:h>
      <text:p text:style-name="Text_20_body">Full code size</text:p>
      <text:p text:style-name="Text_20_body"><text:s text:c="4"/>313857 Bytes</text:p>
      <text:p text:style-name="Text_20_body"><text:s text:c="4"/>Report</text:p>
      <text:p text:style-name="Text_20_body"/>
      <text:p text:style-name="Text_20_body">Initial download size</text:p>
      <text:p text:style-name="Text_20_body"><text:s text:c="4"/>227583 Bytes</text:p>
      <text:p text:style-name="Text_20_body"><text:s text:c="4"/>Report</text:p>
      <text:p text:style-name="Text_20_body"/>
      <text:p text:style-name="Text_20_body">Left over code</text:p>
      <text:p text:style-name="Text_20_body"><text:s text:c="4"/>15501 Bytes</text:p>
      <text:p text:style-name="Text_20_body"><text:s text:c="4"/>Report</text:p>
      <text:h text:style-name="Heading_20_4" text:outline-level="4">On Tuesday Dec 14, 2010 after making UpdateTimer run async</text:h>
      <text:p text:style-name="Text_20_body">Full code size</text:p>
      <text:p text:style-name="Text_20_body"><text:s text:c="4"/>315493 Bytes</text:p>
      <text:p text:style-name="Text_20_body"><text:s text:c="4"/>Report</text:p>
      <text:p text:style-name="Text_20_body"/>
      <text:p text:style-name="Text_20_body">Initial download size</text:p>
      <text:p text:style-name="Text_20_body"><text:s text:c="4"/>147540 Bytes</text:p>
      <text:p text:style-name="Text_20_body"><text:s text:c="4"/>Report</text:p>
      <text:p text:style-name="Text_20_body"/>
      <text:p text:style-name="Text_20_body">Left over code</text:p>
      <text:p text:style-name="Text_20_body"><text:s text:c="4"/>98093 Bytes</text:p>
      <text:p text:style-name="Text_20_body"><text:s text:c="4"/>Report</text:p>
      <text:h text:style-name="Heading_20_4" text:outline-level="4">On Tuesday Dec 14, 2010 after making tree setup run async</text:h>
      <text:p text:style-name="Text_20_body">Full code size</text:p>
      <text:p text:style-name="Text_20_body"><text:s text:c="4"/>315021 Bytes</text:p>
      <text:p text:style-name="Text_20_body"><text:s text:c="4"/>Report</text:p>
      <text:p text:style-name="Text_20_body"/>
      <text:p text:style-name="Text_20_body">Initial download size</text:p>
      <text:p text:style-name="Text_20_body"><text:s text:c="4"/>109357 Bytes</text:p>
      <text:p text:style-name="Text_20_body"><text:s text:c="4"/>Report</text:p>
      <text:p text:style-name="Text_20_body"/>
      <text:p text:style-name="Text_20_body">Left over code</text:p>
      <text:p text:style-name="Text_20_body"><text:s text:c="4"/>156965 Bytes</text:p>
      <text:p text:style-name="Text_20_body"><text:s text:c="4"/>Report</text:p>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29"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2-16T15:48:13.55</dc:date>
    <dc:creator>Isaac Kriegman</dc:creator>
    <meta:editing-duration>PT467H45M33S</meta:editing-duration>
    <meta:editing-cycles>91</meta:editing-cycles>
    <meta:document-statistic meta:table-count="0" meta:image-count="0" meta:object-count="0" meta:page-count="1" meta:paragraph-count="769" meta:word-count="14677" meta:character-count="87467"/>
  </office:meta>
</office:document-meta>
</file>